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11">
            <text:p>11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7">
            <text:p>7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8">
            <text:p>18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15">
            <text:p>15</text:p>
          </table:table-cell>
          <table:table-cell table:formula="of:=[.B101]-[.C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6">
            <text:p>6</text:p>
          </table:table-cell>
          <table:table-cell table:formula="of:=[.B103]-[.C1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table:formula="of:=[.B104]-[.C1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table:number-columns-repeated="2"/>
          <table:table-cell table:formula="of:=[.B105]-[.C1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table:number-columns-repeated="2"/>
          <table:table-cell table:formula="of:=[.B106]-[.C1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table:number-columns-repeated="2"/>
          <table:table-cell table:formula="of:=[.B107]-[.C1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table:formula="of:=[.B108]-[.C1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08])" office:value-type="float" office:value="664">
            <text:p>664</text:p>
          </table:table-cell>
          <table:table-cell table:formula="of:=SUM([.C3:.C108])" office:value-type="float" office:value="664">
            <text:p>664</text:p>
          </table:table-cell>
          <table:table-cell table:formula="of:=SUM([.D3:.D108])" office:value-type="float" office:value="0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8-23T12:10:13</dc:date>
    <meta:editing-duration>P13DT20H42M57S</meta:editing-duration>
    <meta:editing-cycles>1785</meta:editing-cycles>
    <meta:generator>LibreOffice/3.5$Linux_X86_64 LibreOffice_project/350m1$Build-2</meta:generator>
    <dc:creator>tristram </dc:creator>
    <meta:document-statistic meta:table-count="1" meta:cell-count="435" meta:object-count="0"/>
  </office:meta>
</office:document-meta>
</file>